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a0c98" officeooo:paragraph-rsid="001a0c98"/>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1a0c98" officeooo:paragraph-rsid="001a0c98"/>
    </style:style>
    <style:style style:name="P4" style:family="paragraph" style:parent-style-name="Standard">
      <style:paragraph-properties fo:line-height="200%"/>
      <style:text-properties officeooo:paragraph-rsid="001a0c98"/>
    </style:style>
    <style:style style:name="P5" style:family="paragraph" style:parent-style-name="Standard">
      <style:paragraph-properties fo:text-align="center" style:justify-single-word="false" fo:break-before="page"/>
      <style:text-properties officeooo:paragraph-rsid="001a0c98"/>
    </style:style>
    <style:style style:name="T1" style:family="text">
      <style:text-properties officeooo:rsid="0019708f"/>
    </style:style>
    <style:style style:name="T2" style:family="text">
      <style:text-properties officeooo:rsid="001a0c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FIRST Funding Research Paper</text:p>
      <text:p text:style-name="P3"/>
      <text:p text:style-name="P3">Solomon Greenberg</text:p>
      <text:p text:style-name="P5"><text:tab/><text:span text:style-name="T2">Abstract</text:span></text:p>
      <text:p text:style-name="P4"/>
      <text:p text:style-name="P4"><text:span text:style-name="T1"><text:tab/>In this paper, we will discuss the benefits behind donating to For Inspiration in Science and Technology (FIRST), an international nonprofit dedicated to spreading and promoting STEM education in and outside of elementary, middle, and high schools. This paper will go over the characteristics of FIRST and how it is deserving of the donation in question, mainly the amount of STEM outreach, education programs, robotics programs, and the over 50 million US dollars in college sponsorships given out each year. Funding FIRST would help educate more children and teenagers in the fields of Science, Technology, Engineering, and Mathematics, improving their futures along with scholarships to ensure college atten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a0c98" officeooo:paragraph-rsid="001a0c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5:51:34.313943421</meta:creation-date>
    <dc:date>2017-04-04T16:11:27.482731387</dc:date>
    <meta:editing-duration>PT29S</meta:editing-duration>
    <meta:editing-cycles>1</meta:editing-cycles>
    <meta:document-statistic meta:table-count="0" meta:image-count="0" meta:object-count="0" meta:page-count="2" meta:paragraph-count="5" meta:word-count="116" meta:character-count="771" meta:non-whitespace-character-count="658"/>
    <meta:generator>LibreOffice/5.3.1.2$Linux_X86_64 LibreOffice_project/30m0$Build-2</meta:generator>
  </office:meta>
</office:document-meta>
</file>